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IAME – Gerência de Riscos</text:p>
      <text:p text:style-name="Standard"/>
      <text:p text:style-name="Standard"/>
      <text:p text:style-name="P3">1º e 2º Iteração – Gestor: Marco Aurélio</text:p>
      <text:p text:style-name="P2"/>
      <text:p text:style-name="P2">O que fazer inicialmente?</text:p>
      <text:p text:style-name="P2">Ler o Plano de Gerência de Riscos e o documento de Análise de Riscos, se ambientar com a sistemática de monitoramento dos riscos adotada e descrita no Plano.</text:p>
      <text:p text:style-name="P2"/>
      <text:p text:style-name="P2">E depois?</text:p>
      <text:p text:style-name="P2">Continuar realizando o monitoramento dos riscos através das reuniões semanais com os gestores atualizar as alterações e as novas ações mitigadoras acordadas no documento de Análise de Riscos norteando-se pelo Plano.</text:p>
      <text:p text:style-name="P2"/>
      <text:p text:style-name="P2">Qual o foco?</text:p>
      <text:p text:style-name="P2">Comunicação. Nas primeiras iterações, talvez pela confusão inicial, houve pouca comunicação dos gestores sobre novos riscos ou sugestão de novas ações mitigadoras. Portanto acredito que o foco das próximas iterações é intensificar a comunicação e prover novas ações para mitigação dos risc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20:05:00</meta:creation-date>
    <dc:date>2012-11-06T20:28:35</dc:date>
    <meta:editing-duration>PT23M35S</meta:editing-duration>
    <meta:editing-cycles>3</meta:editing-cycles>
    <meta:generator>LibreOffice/3.4$Unix LibreOffice_project/340m1$Build-1206</meta:generator>
    <meta:document-statistic meta:table-count="0" meta:image-count="0" meta:object-count="0" meta:page-count="1" meta:paragraph-count="8" meta:word-count="123" meta:character-count="777" meta:non-whitespace-character-count="662"/>
  </office:meta>
</office:document-meta>
</file>